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1.56pt"/>
    </style:style>
    <style:style style:name="co2" style:family="table-column">
      <style:table-column-properties fo:break-before="auto" style:column-width="113.61pt"/>
    </style:style>
    <style:style style:name="co3" style:family="table-column">
      <style:table-column-properties fo:break-before="auto" style:column-width="390.76pt"/>
    </style:style>
    <style:style style:name="co4" style:family="table-column">
      <style:table-column-properties fo:break-before="auto" style:column-width="61.51pt"/>
    </style:style>
    <style:style style:name="co5" style:family="table-column">
      <style:table-column-properties fo:break-before="auto" style:column-width="77.81pt"/>
    </style:style>
    <style:style style:name="co6" style:family="table-column">
      <style:table-column-properties fo:break-before="auto" style:column-width="25.91pt"/>
    </style:style>
    <style:style style:name="co7" style:family="table-column">
      <style:table-column-properties fo:break-before="auto" style:column-width="30.84pt"/>
    </style:style>
    <style:style style:name="co8" style:family="table-column">
      <style:table-column-properties fo:break-before="auto" style:column-width="104.94pt"/>
    </style:style>
    <style:style style:name="co9" style:family="table-column">
      <style:table-column-properties fo:break-before="auto" style:column-width="128.44pt"/>
    </style:style>
    <style:style style:name="co10" style:family="table-column">
      <style:table-column-properties fo:break-before="auto" style:column-width="58.51pt"/>
    </style:style>
    <style:style style:name="co11" style:family="table-column">
      <style:table-column-properties fo:break-before="auto" style:column-width="162.74pt"/>
    </style:style>
    <style:style style:name="co12" style:family="table-column">
      <style:table-column-properties fo:break-before="auto" style:column-width="111.15pt"/>
    </style:style>
    <style:style style:name="co13" style:family="table-column">
      <style:table-column-properties fo:break-before="auto" style:column-width="131.24pt"/>
    </style:style>
    <style:style style:name="co14" style:family="table-column">
      <style:table-column-properties fo:break-before="auto" style:column-width="888.75pt"/>
    </style:style>
    <style:style style:name="co15" style:family="table-column">
      <style:table-column-properties fo:break-before="auto" style:column-width="74.24pt"/>
    </style:style>
    <style:style style:name="co16" style:family="table-column">
      <style:table-column-properties fo:break-before="auto" style:column-width="665.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99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38.2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Data_20_Dictionary">
      <style:table-properties table:display="true" style:writing-mode="lr-tb"/>
    </style:style>
    <style:style style:name="ta2" style:family="table" style:master-page-name="PageStyle_5f_HeatingOrSystemTypeID">
      <style:table-properties table:display="true" style:writing-mode="lr-tb"/>
    </style:style>
    <style:style style:name="ta3" style:family="table" style:master-page-name="PageStyle_5f_PropertyLandUseTypeID">
      <style:table-properties table:display="true" style:writing-mode="lr-tb"/>
    </style:style>
    <style:style style:name="ta4" style:family="table" style:master-page-name="PageStyle_5f_StoryTypeID">
      <style:table-properties table:display="true" style:writing-mode="lr-tb"/>
    </style:style>
    <style:style style:name="ta5" style:family="table" style:master-page-name="PageStyle_5f_AirConditioningTypeID">
      <style:table-properties table:display="true" style:writing-mode="lr-tb"/>
    </style:style>
    <style:style style:name="ta6" style:family="table" style:master-page-name="PageStyle_5f_ArchitecturalStyleTypeID">
      <style:table-properties table:display="true" style:writing-mode="lr-tb"/>
    </style:style>
    <style:style style:name="ta7" style:family="table" style:master-page-name="PageStyle_5f_TypeConstructionTypeID">
      <style:table-properties table:display="true" style:writing-mode="lr-tb"/>
    </style:style>
    <style:style style:name="ta8" style:family="table" style:master-page-name="PageStyle_5f_BuildingClassTypeID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style:font-name-asian="Noto Sans CJK SC Regular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 Dictio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5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Readable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'airconditioningtypeid'</text:p>
          </table:table-cell>
          <table:table-cell office:value-type="string" calcext:value-type="string">
            <text:p>Air conditioner type</text:p>
          </table:table-cell>
          <table:table-cell office:value-type="string" calcext:value-type="string">
            <text:p><text:s/>Type of cooling system present in the home (if any)</text:p>
          </table:table-cell>
          <table:table-cell office:value-type="float" office:value="28781" calcext:value-type="float">
            <text:p>28781</text:p>
          </table:table-cell>
          <table:table-cell office:value-type="string" calcext:value-type="string">
            <text:p>Categorical</text:p>
          </table:table-cell>
          <table:table-cell table:number-columns-repeated="2"/>
          <table:table-cell office:value-type="string" calcext:value-type="string">
            <text:p>26668 of them is 1</text:p>
          </table:table-cell>
          <table:table-cell office:value-type="string" calcext:value-type="string">
            <text:p>Can’t fill 0, 5 means 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'architecturalstyletypeid'</text:p>
          </table:table-cell>
          <table:table-cell office:value-type="string" calcext:value-type="string">
            <text:p>architecture style</text:p>
          </table:table-cell>
          <table:table-cell office:value-type="string" calcext:value-type="string">
            <text:p><text:s/>Architectural style of the home (i.e. ranch, colonial, split-level, etc…)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ategorical</text:p>
          </table:table-cell>
          <table:table-cell table:number-columns-repeated="2"/>
          <table:table-cell office:value-type="string" calcext:value-type="string">
            <text:p>221 is 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basementsqft'</text:p>
          </table:table-cell>
          <table:table-cell table:style-name="ce1" office:value-type="string" calcext:value-type="string">
            <text:p>Basement sqft</text:p>
          </table:table-cell>
          <table:table-cell office:value-type="string" calcext:value-type="string">
            <text:p><text:s/>Finished living area below or partially below ground lev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nteger</text:p>
          </table:table-cell>
          <table:table-cell office:value-type="float" office:value="100" calcext:value-type="float">
            <text:p>100</text:p>
          </table:table-cell>
          <table:table-cell office:value-type="float" office:value="1555" calcext:value-type="float">
            <text:p>15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'bathroomcnt'</text:p>
          </table:table-cell>
          <table:table-cell office:value-type="string" calcext:value-type="string">
            <text:p>Bathroom number</text:p>
          </table:table-cell>
          <table:table-cell office:value-type="string" calcext:value-type="string">
            <text:p><text:s/>Number of bathrooms in home including fractional bathrooms</text:p>
          </table:table-cell>
          <table:table-cell office:value-type="float" office:value="90275" calcext:value-type="float">
            <text:p>90275</text:p>
          </table:table-cell>
          <table:table-cell office:value-type="string" calcext:value-type="string">
            <text:p>Integer or .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stly 1, 2, 3; <text:s/>71515; max 20 seems outl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bedroomcnt'</text:p>
          </table:table-cell>
          <table:table-cell office:value-type="string" calcext:value-type="string">
            <text:p>bedroom number</text:p>
          </table:table-cell>
          <table:table-cell office:value-type="string" calcext:value-type="string">
            <text:p><text:s/>Number of bedrooms in home </text:p>
          </table:table-cell>
          <table:table-cell office:value-type="float" office:value="90275" calcext:value-type="float">
            <text:p>90275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stly 2, 3, 4; 780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buildingqualitytypeid'</text:p>
          </table:table-cell>
          <table:table-cell office:value-type="string" calcext:value-type="string">
            <text:p>building condition</text:p>
          </table:table-cell>
          <table:table-cell office:value-type="string" calcext:value-type="string">
            <text:p><text:s/>Overall assessment of condition of the building from best (lowest) to worst (highest)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to 12</text:p>
          </table:table-cell>
          <table:table-cell office:value-type="string" calcext:value-type="string">
            <text:p>Seems value 8 add to logerr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'buildingclasstypeid'</text:p>
          </table:table-cell>
          <table:table-cell office:value-type="string" calcext:value-type="string">
            <text:p>Building frame type</text:p>
          </table:table-cell>
          <table:table-cell office:value-type="string" calcext:value-type="string">
            <text:p>The building framing type (steel frame, wood frame, concrete/brick)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tegorical</text:p>
          </table:table-cell>
          <table:table-cell table:number-columns-repeated="2"/>
          <table:table-cell office:value-type="string" calcext:value-type="string">
            <text:p>all are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calculatedbathnbr'</text:p>
          </table:table-cell>
          <table:table-cell office:value-type="string" calcext:value-type="string">
            <text:p>Calculated bathroom number</text:p>
          </table:table-cell>
          <table:table-cell office:value-type="string" calcext:value-type="string">
            <text:p><text:s/>Number of bathrooms in home including fractional bathroom</text:p>
          </table:table-cell>
          <table:table-cell office:value-type="float" office:value="89093" calcext:value-type="float">
            <text:p>89093</text:p>
          </table:table-cell>
          <table:table-cell office:value-type="string" calcext:value-type="string">
            <text:p>Integer or 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rr with bathroomcnt is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decktypeid'</text:p>
          </table:table-cell>
          <table:table-cell office:value-type="string" calcext:value-type="string">
            <text:p>Deck type</text:p>
          </table:table-cell>
          <table:table-cell office:value-type="string" calcext:value-type="string">
            <text:p>Type of deck (if any) present on parcel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Categorical</text:p>
          </table:table-cell>
          <table:table-cell table:number-columns-repeated="2"/>
          <table:table-cell office:value-type="string" calcext:value-type="string">
            <text:p>all are 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threequarterbathnbr'</text:p>
          </table:table-cell>
          <table:table-cell office:value-type="string" calcext:value-type="string">
            <text:p>¾ Bathroom number</text:p>
          </table:table-cell>
          <table:table-cell office:value-type="string" calcext:value-type="string">
            <text:p><text:s/>Number of 3/4 bathrooms in house (shower + sink + toilet)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12 are 1</text:p>
          </table:table-cell>
          <table:table-cell office:value-type="string" calcext:value-type="string">
            <text:p>Can fill with 0, nan probably means do not have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'finishedfloor1squarefeet'</text:p>
          </table:table-cell>
          <table:table-cell/>
          <table:table-cell office:value-type="string" calcext:value-type="string">
            <text:p><text:s/>Size of the finished living area on the first (entry) floor of the h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calculatedfinishedsquarefeet'</text:p>
          </table:table-cell>
          <table:table-cell/>
          <table:table-cell office:value-type="string" calcext:value-type="string">
            <text:p><text:s/>Calculated total finished living area of the ho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finishedsquarefeet6'</text:p>
          </table:table-cell>
          <table:table-cell/>
          <table:table-cell office:value-type="string" calcext:value-type="string">
            <text:p>Base unfinished and finished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finishedsquarefeet12'</text:p>
          </table:table-cell>
          <table:table-cell/>
          <table:table-cell office:value-type="string" calcext:value-type="string">
            <text:p>Finished living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finishedsquarefeet13'</text:p>
          </table:table-cell>
          <table:table-cell/>
          <table:table-cell office:value-type="string" calcext:value-type="string">
            <text:p>Perimeter <text:s/>living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finishedsquarefeet15'</text:p>
          </table:table-cell>
          <table:table-cell/>
          <table:table-cell office:value-type="string" calcext:value-type="string">
            <text:p>Total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finishedsquarefeet50'</text:p>
          </table:table-cell>
          <table:table-cell/>
          <table:table-cell office:value-type="string" calcext:value-type="string">
            <text:p><text:s/>Size of the finished living area on the first (entry) floor of the h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fips'</text:p>
          </table:table-cell>
          <table:table-cell/>
          <table:table-cell office:value-type="string" calcext:value-type="string">
            <text:p><text:s/>Federal Information Processing Standard code - <text:s/>see https://en.wikipedia.org/wiki/FIPS_county_code for more detai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fireplacecnt'</text:p>
          </table:table-cell>
          <table:table-cell/>
          <table:table-cell office:value-type="string" calcext:value-type="string">
            <text:p><text:s/>Number of fireplaces in a home (if an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fireplaceflag'</text:p>
          </table:table-cell>
          <table:table-cell/>
          <table:table-cell office:value-type="string" calcext:value-type="string">
            <text:p><text:s/>Is a fireplace present in this ho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fullbathcnt'</text:p>
          </table:table-cell>
          <table:table-cell/>
          <table:table-cell office:value-type="string" calcext:value-type="string">
            <text:p><text:s/>Number of full bathrooms (sink, shower + bathtub, and toilet) present in h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garagecarcnt'</text:p>
          </table:table-cell>
          <table:table-cell/>
          <table:table-cell office:value-type="string" calcext:value-type="string">
            <text:p><text:s/>Total number of garages on the lot including an attached gar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garagetotalsqft'</text:p>
          </table:table-cell>
          <table:table-cell/>
          <table:table-cell office:value-type="string" calcext:value-type="string">
            <text:p><text:s/>Total number of square feet of all garages on lot including an attached gar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hashottuborspa'</text:p>
          </table:table-cell>
          <table:table-cell/>
          <table:table-cell office:value-type="string" calcext:value-type="string">
            <text:p><text:s/>Does the home have a hot tub or s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heatingorsystemtypeid'</text:p>
          </table:table-cell>
          <table:table-cell/>
          <table:table-cell office:value-type="string" calcext:value-type="string">
            <text:p><text:s/>Type of home heat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latitude'</text:p>
          </table:table-cell>
          <table:table-cell/>
          <table:table-cell office:value-type="string" calcext:value-type="string">
            <text:p><text:s/>Latitude of the middle of the parcel multiplied by 10e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longitude'</text:p>
          </table:table-cell>
          <table:table-cell/>
          <table:table-cell office:value-type="string" calcext:value-type="string">
            <text:p><text:s/>Longitude of the middle of the parcel multiplied by 10e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lotsizesquarefeet'</text:p>
          </table:table-cell>
          <table:table-cell/>
          <table:table-cell office:value-type="string" calcext:value-type="string">
            <text:p><text:s/>Area of the lot in square fe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numberofstories'</text:p>
          </table:table-cell>
          <table:table-cell/>
          <table:table-cell office:value-type="string" calcext:value-type="string">
            <text:p><text:s/>Number of stories or levels the home h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parcelid'</text:p>
          </table:table-cell>
          <table:table-cell/>
          <table:table-cell office:value-type="string" calcext:value-type="string">
            <text:p><text:s/>Unique identifier for parcels (lots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poolcnt'</text:p>
          </table:table-cell>
          <table:table-cell/>
          <table:table-cell office:value-type="string" calcext:value-type="string">
            <text:p><text:s/>Number of pools on the lot (if an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poolsizesum'</text:p>
          </table:table-cell>
          <table:table-cell/>
          <table:table-cell office:value-type="string" calcext:value-type="string">
            <text:p><text:s/>Total square footage of all pools on proper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pooltypeid10'</text:p>
          </table:table-cell>
          <table:table-cell/>
          <table:table-cell office:value-type="string" calcext:value-type="string">
            <text:p><text:s/>Spa or Hot Tu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pooltypeid2'</text:p>
          </table:table-cell>
          <table:table-cell/>
          <table:table-cell office:value-type="string" calcext:value-type="string">
            <text:p><text:s/>Pool with Spa/Hot Tu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pooltypeid7'</text:p>
          </table:table-cell>
          <table:table-cell/>
          <table:table-cell office:value-type="string" calcext:value-type="string">
            <text:p><text:s/>Pool without hot tu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propertycountylandusecode'</text:p>
          </table:table-cell>
          <table:table-cell/>
          <table:table-cell office:value-type="string" calcext:value-type="string">
            <text:p><text:s/>County land use code i.e. it's zoning at the county le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propertylandusetypeid'</text:p>
          </table:table-cell>
          <table:table-cell/>
          <table:table-cell office:value-type="string" calcext:value-type="string">
            <text:p><text:s/>Type of land use the property is zoned f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propertyzoningdesc'</text:p>
          </table:table-cell>
          <table:table-cell/>
          <table:table-cell office:value-type="string" calcext:value-type="string">
            <text:p><text:s/>Description of the allowed land uses (zoning) for that proper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rawcensustractandblock'</text:p>
          </table:table-cell>
          <table:table-cell/>
          <table:table-cell office:value-type="string" calcext:value-type="string">
            <text:p><text:s/>Census tract and block ID combined - also contains blockgroup assignment by exten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censustractandblock'</text:p>
          </table:table-cell>
          <table:table-cell/>
          <table:table-cell office:value-type="string" calcext:value-type="string">
            <text:p><text:s/>Census tract and block ID combined - also contains blockgroup assignment by exten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regionidcounty'</text:p>
          </table:table-cell>
          <table:table-cell/>
          <table:table-cell office:value-type="string" calcext:value-type="string">
            <text:p>County in which the property is loca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regionidcity'</text:p>
          </table:table-cell>
          <table:table-cell/>
          <table:table-cell office:value-type="string" calcext:value-type="string">
            <text:p><text:s/>City in which the property is located (if an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regionidzip'</text:p>
          </table:table-cell>
          <table:table-cell/>
          <table:table-cell office:value-type="string" calcext:value-type="string">
            <text:p><text:s/>Zip code in which the property is loca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regionidneighborhood'</text:p>
          </table:table-cell>
          <table:table-cell/>
          <table:table-cell office:value-type="string" calcext:value-type="string">
            <text:p>Neighborhood in which the property is loca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roomcnt'</text:p>
          </table:table-cell>
          <table:table-cell/>
          <table:table-cell office:value-type="string" calcext:value-type="string">
            <text:p><text:s/>Total number of rooms in the principal resid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storytypeid'</text:p>
          </table:table-cell>
          <table:table-cell/>
          <table:table-cell office:value-type="string" calcext:value-type="string">
            <text:p><text:s/>Type of floors in a multi-story house (i.e. basement and main level, split-level, attic, etc.). <text:s/>See tab for detail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typeconstructiontypeid'</text:p>
          </table:table-cell>
          <table:table-cell/>
          <table:table-cell office:value-type="string" calcext:value-type="string">
            <text:p><text:s/>What type of construction material was used to construct the h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unitcnt'</text:p>
          </table:table-cell>
          <table:table-cell/>
          <table:table-cell office:value-type="string" calcext:value-type="string">
            <text:p><text:s/>Number of units the structure is built into (i.e. 2 = duplex, 3 = triplex, etc...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yardbuildingsqft17'</text:p>
          </table:table-cell>
          <table:table-cell/>
          <table:table-cell office:value-type="string" calcext:value-type="string">
            <text:p>Patio in <text:s/>y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yardbuildingsqft26'</text:p>
          </table:table-cell>
          <table:table-cell/>
          <table:table-cell office:value-type="string" calcext:value-type="string">
            <text:p>Storage shed/building in y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yearbuilt'</text:p>
          </table:table-cell>
          <table:table-cell/>
          <table:table-cell office:value-type="string" calcext:value-type="string">
            <text:p><text:s/>The Year the principal residence was built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'taxvaluedollarcnt'</text:p>
          </table:table-cell>
          <table:table-cell/>
          <table:table-cell office:value-type="string" calcext:value-type="string">
            <text:p>The total tax assessed value of the parc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structuretaxvaluedollarcnt'</text:p>
          </table:table-cell>
          <table:table-cell/>
          <table:table-cell office:value-type="string" calcext:value-type="string">
            <text:p>The assessed value of the built structure on the parc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landtaxvaluedollarcnt'</text:p>
          </table:table-cell>
          <table:table-cell/>
          <table:table-cell office:value-type="string" calcext:value-type="string">
            <text:p>The assessed value of the land area of the parc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taxamount'</text:p>
          </table:table-cell>
          <table:table-cell/>
          <table:table-cell office:value-type="string" calcext:value-type="string">
            <text:p>The total property tax assessed for that assessment y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assessmentyear'</text:p>
          </table:table-cell>
          <table:table-cell/>
          <table:table-cell office:value-type="string" calcext:value-type="string">
            <text:p>The year of the property tax assessmen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taxdelinquencyflag'</text:p>
          </table:table-cell>
          <table:table-cell/>
          <table:table-cell office:value-type="string" calcext:value-type="string">
            <text:p>Property taxes for this parcel are past due as of 2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taxdelinquencyyear'</text:p>
          </table:table-cell>
          <table:table-cell/>
          <table:table-cell office:value-type="string" calcext:value-type="string">
            <text:p>Year for which the unpaid propert taxes were due </text:p>
          </table:table-cell>
          <table:table-cell table:number-columns-repeated="102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tingOrSystemTypeID" table:style-name="ta2">
        <office:forms form:automatic-focus="false" form:apply-design-mode="false"/>
        <table:table-column table:style-name="co4" table:number-columns-repeated="1024" table:default-cell-style-name="Default"/>
        <table:table-row table:style-name="ro3">
          <table:table-cell office:value-type="string" calcext:value-type="string">
            <text:p>HeatingOrSystemTypeID</text:p>
          </table:table-cell>
          <table:table-cell office:value-type="string" calcext:value-type="string">
            <text:p>HeatingOrSystemDesc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aseboard</text:p>
          </table:table-cell>
          <table:table-cell office:value-type="float" office:value="26668" calcext:value-type="float">
            <text:p>26668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entr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a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nvection</text:p>
          </table:table-cell>
          <table:table-cell table:number-columns-repeated="102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Electric</text:p>
          </table:table-cell>
          <table:table-cell office:value-type="float" office:value="215" calcext:value-type="float">
            <text:p>215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Forced air</text:p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oor/Wall</text:p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as</text:p>
          </table:table-cell>
          <table:table-cell table:number-columns-repeated="102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Geo Therma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Gravity</text:p>
          </table:table-cell>
          <table:table-cell table:number-columns-repeated="102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Heat Pump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Hot Water</text:p>
          </table:table-cell>
          <table:table-cell table:number-columns-repeated="102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833" calcext:value-type="float">
            <text:p>1833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il</text:p>
          </table:table-cell>
          <table:table-cell table:number-columns-repeated="102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artial</text:p>
          </table:table-cell>
          <table:table-cell table:number-columns-repeated="102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ropane</text:p>
          </table:table-cell>
          <table:table-cell table:number-columns-repeated="102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Radiant</text:p>
          </table:table-cell>
          <table:table-cell table:number-columns-repeated="102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team</text:p>
          </table:table-cell>
          <table:table-cell table:number-columns-repeated="1022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olar</text:p>
          </table:table-cell>
          <table:table-cell table:number-columns-repeated="102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Space/Suspended</text:p>
          </table:table-cell>
          <table:table-cell table:number-columns-repeated="1022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Vent</text:p>
          </table:table-cell>
          <table:table-cell table:number-columns-repeated="102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Wood Burning</text:p>
          </table:table-cell>
          <table:table-cell table:number-columns-repeated="102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Zon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8781" calcext:value-type="float">
            <text:p>2878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merged dataset with trading info</text:p>
          </table:table-cell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pertyLandUseTypeID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4" table:number-columns-repeated="1022" table:default-cell-style-name="Default"/>
        <table:table-row table:style-name="ro3">
          <table:table-cell office:value-type="string" calcext:value-type="string">
            <text:p>PropertyLandUseTypeID</text:p>
          </table:table-cell>
          <table:table-cell office:value-type="string" calcext:value-type="string">
            <text:p>PropertyLandUseDesc</text:p>
          </table:table-cell>
          <table:table-cell table:number-columns-repeated="102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Commercial/Office/Residential Mixed Used</text:p>
          </table:table-cell>
          <table:table-cell table:number-columns-repeated="102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Multi-Story Store</text:p>
          </table:table-cell>
          <table:table-cell table:number-columns-repeated="1022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Store/Office (Mixed Use)</text:p>
          </table:table-cell>
          <table:table-cell table:number-columns-repeated="1022"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Duplex (2 Units, Any Combination)</text:p>
          </table:table-cell>
          <table:table-cell table:number-columns-repeated="1022"/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string" calcext:value-type="string">
            <text:p>Triplex (3 Units, Any Combination)</text:p>
          </table:table-cell>
          <table:table-cell table:number-columns-repeated="1022"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Quadruplex (4 Units, Any Combination)</text:p>
          </table:table-cell>
          <table:table-cell table:number-columns-repeated="1022"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Residential General</text:p>
          </table:table-cell>
          <table:table-cell table:number-columns-repeated="1022"/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Single Family Residential</text:p>
          </table:table-cell>
          <table:table-cell table:number-columns-repeated="1022"/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string" calcext:value-type="string">
            <text:p>Rural Residence</text:p>
          </table:table-cell>
          <table:table-cell table:number-columns-repeated="1022"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Mobile Home</text:p>
          </table:table-cell>
          <table:table-cell table:number-columns-repeated="1022"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Townhouse</text:p>
          </table:table-cell>
          <table:table-cell table:number-columns-repeated="1022"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string" calcext:value-type="string">
            <text:p>Cluster Home</text:p>
          </table:table-cell>
          <table:table-cell table:number-columns-repeated="1022"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Condominium</text:p>
          </table:table-cell>
          <table:table-cell table:number-columns-repeated="1022"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string" calcext:value-type="string">
            <text:p>Cooperative</text:p>
          </table:table-cell>
          <table:table-cell table:number-columns-repeated="1022"/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string" calcext:value-type="string">
            <text:p>Row House</text:p>
          </table:table-cell>
          <table:table-cell table:number-columns-repeated="1022"/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Planned Unit Development</text:p>
          </table:table-cell>
          <table:table-cell table:number-columns-repeated="1022"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Residential Common Area</text:p>
          </table:table-cell>
          <table:table-cell table:number-columns-repeated="1022"/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Timeshare</text:p>
          </table:table-cell>
          <table:table-cell table:number-columns-repeated="1022"/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string" calcext:value-type="string">
            <text:p>Bungalow</text:p>
          </table:table-cell>
          <table:table-cell table:number-columns-repeated="1022"/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Zero Lot Line</text:p>
          </table:table-cell>
          <table:table-cell table:number-columns-repeated="1022"/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Manufactured, Modular, Prefabricated Homes</text:p>
          </table:table-cell>
          <table:table-cell table:number-columns-repeated="1022"/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string" calcext:value-type="string">
            <text:p>Patio Home</text:p>
          </table:table-cell>
          <table:table-cell table:number-columns-repeated="1022"/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Inferred Single Family Residential</text:p>
          </table:table-cell>
          <table:table-cell table:number-columns-repeated="1022"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Vacant Land - General</text:p>
          </table:table-cell>
          <table:table-cell table:number-columns-repeated="1022"/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string" calcext:value-type="string">
            <text:p>Residential Vacant Land</text:p>
          </table:table-cell>
          <table:table-cell table:number-columns-repeated="1022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Data Dictionary'.$A$1" table:cell-range-address="$PropertyLandUseTypeID.$A$1:.$B$26"/>
        </table:named-expressions>
      </table:table>
      <table:table table:name="StoryTypeID" table:style-name="ta4">
        <office:forms form:automatic-focus="false" form:apply-design-mode="false"/>
        <table:table-column table:style-name="co4" table:number-columns-repeated="1024" table:default-cell-style-name="Default"/>
        <table:table-row table:style-name="ro3">
          <table:table-cell office:value-type="string" calcext:value-type="string">
            <text:p>StoryTypeID</text:p>
          </table:table-cell>
          <table:table-cell office:value-type="string" calcext:value-type="string">
            <text:p>StoryDesc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ttic &amp; Basement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ttic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i-Level with Attic &amp; Basement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i-Level</text:p>
          </table:table-cell>
          <table:table-cell table:number-columns-repeated="102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i-Level with Attic</text:p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i-Level with Basement</text:p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asement</text:p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plit Entry with Attic &amp; Basement</text:p>
          </table:table-cell>
          <table:table-cell table:number-columns-repeated="102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plit Foyer with Attic &amp; Basement</text:p>
          </table:table-cell>
          <table:table-cell table:number-columns-repeated="102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Level with Attic &amp; Basement</text:p>
          </table:table-cell>
          <table:table-cell table:number-columns-repeated="102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Level with Attic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Level with Basement</text:p>
          </table:table-cell>
          <table:table-cell table:number-columns-repeated="102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Level</text:p>
          </table:table-cell>
          <table:table-cell table:number-columns-repeated="102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ulti-Level with Attic &amp; Basement</text:p>
          </table:table-cell>
          <table:table-cell table:number-columns-repeated="102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ulti-Level</text:p>
          </table:table-cell>
          <table:table-cell table:number-columns-repeated="102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Multi-Level with Attic</text:p>
          </table:table-cell>
          <table:table-cell table:number-columns-repeated="102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Multi-Level with Basement</text:p>
          </table:table-cell>
          <table:table-cell table:number-columns-repeated="102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Split Level with Attic &amp; Basement</text:p>
          </table:table-cell>
          <table:table-cell table:number-columns-repeated="102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ingle Level with Attic &amp; Basement</text:p>
          </table:table-cell>
          <table:table-cell table:number-columns-repeated="1022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plit Entry with Attic</text:p>
          </table:table-cell>
          <table:table-cell table:number-columns-repeated="102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Split Entry with Basement</text:p>
          </table:table-cell>
          <table:table-cell table:number-columns-repeated="1022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Split Foyer with Attic</text:p>
          </table:table-cell>
          <table:table-cell table:number-columns-repeated="102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Split Foyer with Basement</text:p>
          </table:table-cell>
          <table:table-cell table:number-columns-repeated="102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ingle Level with Attic</text:p>
          </table:table-cell>
          <table:table-cell table:number-columns-repeated="102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ingle Level with Basement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ingle Level</text:p>
          </table:table-cell>
          <table:table-cell table:number-columns-repeated="102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Split Level with Attic</text:p>
          </table:table-cell>
          <table:table-cell table:number-columns-repeated="1022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Split Level with Basement</text:p>
          </table:table-cell>
          <table:table-cell table:number-columns-repeated="1022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Split Entry</text:p>
          </table:table-cell>
          <table:table-cell table:number-columns-repeated="1022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Split Foyer</text:p>
          </table:table-cell>
          <table:table-cell table:number-columns-repeated="102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plit Level</text:p>
          </table:table-cell>
          <table:table-cell table:number-columns-repeated="1022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Tri-level with Attic &amp; Basement</text:p>
          </table:table-cell>
          <table:table-cell table:number-columns-repeated="1022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Tri-level with Attic</text:p>
          </table:table-cell>
          <table:table-cell table:number-columns-repeated="1022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Tri-level with Basement</text:p>
          </table:table-cell>
          <table:table-cell table:number-columns-repeated="1022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Tri-level</text:p>
          </table:table-cell>
          <table:table-cell table:number-columns-repeated="1022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irConditioningTypeID" table:style-name="ta5">
        <office:forms form:automatic-focus="false" form:apply-design-mode="false"/>
        <table:table-column table:style-name="co4" table:default-cell-style-name="Default"/>
        <table:table-column table:style-name="co12" table:default-cell-style-name="Default"/>
        <table:table-column table:style-name="co4" table:number-columns-repeated="1022" table:default-cell-style-name="Default"/>
        <table:table-row table:style-name="ro1">
          <table:table-cell office:value-type="string" calcext:value-type="string">
            <text:p>AirConditioningTypeID</text:p>
          </table:table-cell>
          <table:table-cell office:value-type="string" calcext:value-type="string">
            <text:p>AirConditioningDesc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26668" calcext:value-type="float">
            <text:p>26668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lled Wat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aporative Coole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o Thermal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ckaged AC Unit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tial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frigerati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ntilation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ll Unit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indow Unit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1833" calcext:value-type="float">
            <text:p>183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8781" calcext:value-type="float">
            <text:p>2878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merged dataset with trading info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alStyleTypeID" table:style-name="ta6">
        <office:forms form:automatic-focus="false" form:apply-design-mode="false"/>
        <table:table-column table:style-name="co4" table:number-columns-repeated="1024" table:default-cell-style-name="Default"/>
        <table:table-row table:style-name="ro3">
          <table:table-cell office:value-type="string" calcext:value-type="string">
            <text:p>ArchitecturalStyleTypeID</text:p>
          </table:table-cell>
          <table:table-cell office:value-type="string" calcext:value-type="string">
            <text:p>ArchitecturalStyleDesc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-Frame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ngalow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ape Co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ttage</text:p>
          </table:table-cell>
          <table:table-cell table:number-columns-repeated="102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olonial</text:p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ustom</text:p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ontemporary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onventional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ome</text:p>
          </table:table-cell>
          <table:table-cell table:number-columns-repeated="102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French Provinci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Georgian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High Rise</text:p>
          </table:table-cell>
          <table:table-cell table:number-columns-repeated="102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Historical</text:p>
          </table:table-cell>
          <table:table-cell table:number-columns-repeated="102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Log Cabin/Rustic</text:p>
          </table:table-cell>
          <table:table-cell table:number-columns-repeated="102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editerranean</text:p>
          </table:table-cell>
          <table:table-cell table:number-columns-repeated="102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Modern</text:p>
          </table:table-cell>
          <table:table-cell table:number-columns-repeated="102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Mansion</text:p>
          </table:table-cell>
          <table:table-cell table:number-columns-repeated="102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English</text:p>
          </table:table-cell>
          <table:table-cell table:number-columns-repeated="102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refab</text:p>
          </table:table-cell>
          <table:table-cell table:number-columns-repeated="102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Ranch/Rambl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Raised Ranch</text:p>
          </table:table-cell>
          <table:table-cell table:number-columns-repeated="102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Spanish</text:p>
          </table:table-cell>
          <table:table-cell table:number-columns-repeated="102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Traditional</text:p>
          </table:table-cell>
          <table:table-cell table:number-columns-repeated="102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Tudor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Unfinished/Under Construction</text:p>
          </table:table-cell>
          <table:table-cell table:number-columns-repeated="102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Victorian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1020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ypeConstructionTypeID" table:style-name="ta7">
        <office:forms form:automatic-focus="false" form:apply-design-mode="false"/>
        <table:table-column table:style-name="co4" table:number-columns-repeated="1024" table:default-cell-style-name="Default"/>
        <table:table-row table:style-name="ro3">
          <table:table-cell office:value-type="string" calcext:value-type="string">
            <text:p>TypeConstructionTypeID</text:p>
          </table:table-cell>
          <table:table-cell office:value-type="string" calcext:value-type="string">
            <text:p>TypeConstructionDesc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dobe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rick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ncrete Block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ncrete</text:p>
          </table:table-cell>
          <table:table-cell table:number-columns-repeated="102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ome</text:p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Frame</text:p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Heavy</text:p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Log</text:p>
          </table:table-cell>
          <table:table-cell table:number-columns-repeated="102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Light</text:p>
          </table:table-cell>
          <table:table-cell table:number-columns-repeated="102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etal</text:p>
          </table:table-cell>
          <table:table-cell table:number-columns-repeated="102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Manufactured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ixed</text:p>
          </table:table-cell>
          <table:table-cell table:number-columns-repeated="102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asonry</text:p>
          </table:table-cell>
          <table:table-cell table:number-columns-repeated="102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teel</text:p>
          </table:table-cell>
          <table:table-cell table:number-columns-repeated="102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tone</text:p>
          </table:table-cell>
          <table:table-cell table:number-columns-repeated="102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Tilt-Up</text:p>
          </table:table-cell>
          <table:table-cell table:number-columns-repeated="102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Wood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ildingClassTypeID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number-columns-repeated="1022" table:default-cell-style-name="Default"/>
        <table:table-row table:style-name="ro3">
          <table:table-cell office:value-type="string" calcext:value-type="string">
            <text:p>BuildingClassTypeID</text:p>
          </table:table-cell>
          <table:table-cell office:value-type="string" calcext:value-type="string">
            <text:p>BuildingClassDesc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ildings having fireproofed structural steel frames carrying all wall, floor and roof loads. Wall, floor and roof structures are built of non-combustible materials.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ildings having fireproofed reinforced concrete frames carrying all wall floor and roof loads which are all non-combustible.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uildings having exterior walls built of a non-combustible material such as brick, concrete, block or poured concrete. Interior partitions and roof structures are built of combustible materials. Floor may be concrete or wood frame.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uildings having wood or wood and steel frames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pecialized buildings that do not fit in any of the above categorie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deas" table:style-name="ta9">
        <office:forms form:automatic-focus="false" form:apply-design-mode="false"/>
        <table:table-column table:style-name="co16" table:default-cell-style-name="Default"/>
        <table:table-row table:style-name="ro4">
          <table:table-cell office:value-type="string" calcext:value-type="string">
            <text:p>Inspect the features on the whole dataset (with and without trading info), to see if there’s some clue about the missing value</text:p>
          </table:table-cell>
        </table:table-row>
        <table:table-row table:style-name="ro5">
          <table:table-cell office:value-type="string" calcext:value-type="string">
            <text:p>Build model to predict missing values, as we have plenty of data</text:p>
          </table:table-cell>
        </table:table-row>
        <table:table-row table:style-name="ro5">
          <table:table-cell office:value-type="string" calcext:value-type="string">
            <text:p>Check the consistency between bathroom number and bedroom number, to detect bad data, like df.ix[44970], 12 bathroom, 0 bedroom, -1.2 logerror</text:p>
          </table:table-cell>
        </table:table-row>
        <table:table-row table:style-name="ro5">
          <table:table-cell office:value-type="string" calcext:value-type="string">
            <text:p>Separate under and overestimate and add them together / or train a classifier to determine if would under or over estimate, plus one regression to predict absolute logerror</text:p>
          </table:table-cell>
        </table:table-row>
        <table:table-row table:style-name="ro5">
          <table:table-cell office:value-type="string" calcext:value-type="string">
            <text:p>Introduce new features by substract one feature from anthor, like un-finished area = total – finished</text:p>
          </table:table-cell>
        </table:table-row>
      </table:table>
      <table:named-expressions/>
      <table:database-ranges>
        <table:database-range table:name="__Anonymous_Sheet_DB__2" table:target-range-address="PropertyLandUseTypeID.A1:PropertyLandUseTypeID.B2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atingOrSystemTypeID" style:display-name="PageStyle_HeatingOrSystemType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TypeID" style:display-name="PageStyle_StoryType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ConditioningTypeID" style:display-name="PageStyle_AirConditioningType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hitecturalStyleTypeID" style:display-name="PageStyle_ArchitecturalStyleType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ConstructionTypeID" style:display-name="PageStyle_TypeConstructionType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ildingClassTypeID" style:display-name="PageStyle_BuildingClassType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ictionary" style:display-name="PageStyle_Data Diction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ertyLandUseTypeID" style:display-name="PageStyle_PropertyLandUseTypeI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Martin</meta:initial-creator>
    <meta:creation-date>2017-04-24T19:13:41</meta:creation-date>
    <dc:date>2017-06-11T22:54:20.262643574</dc:date>
    <meta:generator>LibreOffice/5.1.6.2$Linux_X86_64 LibreOffice_project/10m0$Build-2</meta:generator>
    <meta:editing-duration>PT5M14S</meta:editing-duration>
    <meta:editing-cycles>1</meta:editing-cycles>
    <meta:document-statistic meta:table-count="9" meta:cell-count="519" meta:object-count="0"/>
    <meta:user-defined meta:name="AppVersion">15.0300</meta:user-defined>
    <meta:user-defined meta:name="Company">Zillow Group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